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roman"/>
    <style:font-face style:name="Liberation Sans" svg:font-family="'Liberation Sans'" style:font-family-generic="swiss"/>
    <style:font-face style:name="Liberation Serif" svg:font-family="'Liberation Serif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Default_20_Drawing_20_Style">
      <style:paragraph-properties fo:margin-left="0cm" fo:margin-right="0cm" fo:line-height="150%" fo:text-align="center" style:justify-single-word="false" fo:text-indent="0cm" style:auto-text-indent="false"/>
      <style:text-properties style:font-name="Calibri" fo:font-size="12pt" fo:language="en" fo:country="US" fo:font-style="italic" style:font-size-asian="12pt" style:font-style-asian="italic"/>
    </style:style>
    <style:style style:name="P2" style:family="paragraph" style:parent-style-name="Default_20_Drawing_20_Style">
      <style:paragraph-properties fo:margin-left="0cm" fo:margin-right="0cm" fo:line-height="150%" fo:text-align="center" style:justify-single-word="false" fo:text-indent="0cm" style:auto-text-indent="false"/>
      <style:text-properties fo:font-size="14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Default_20_Drawing_20_Style" style:list-style-name="L1">
      <style:paragraph-properties fo:line-height="150%"/>
      <style:text-properties fo:language="en" fo:country="US" officeooo:paragraph-rsid="001b8bb5"/>
    </style:style>
    <style:style style:name="P4" style:family="paragraph" style:parent-style-name="Default_20_Drawing_20_Style" style:list-style-name="L1">
      <style:paragraph-properties fo:line-height="150%"/>
      <style:text-properties fo:language="en" fo:country="US" officeooo:paragraph-rsid="001bf039"/>
    </style:style>
    <style:style style:name="P5" style:family="paragraph" style:parent-style-name="Default_20_Drawing_20_Style" style:list-style-name="L1">
      <style:paragraph-properties fo:line-height="150%"/>
      <style:text-properties fo:language="en" fo:country="US" officeooo:paragraph-rsid="001db49e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1feb24"/>
    </style:style>
    <style:style style:name="T3" style:family="text">
      <style:text-properties style:font-name="Liberation Sans" fo:font-size="12pt" style:font-size-asian="12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officeooo:rsid="0020f339" style:font-size-asian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rregular Verbs - Past Participle - Present - Simple Past </text:span><text:span text:style-name="T2">(</text:span><text:span text:style-name="T1">Should’ve</text:span><text:span text:style-name="T2">)</text:span></text:p>
      <text:p text:style-name="P1"/>
      <text:list xml:id="list2029739003" text:style-name="L1">
        <text:list-item>
          <text:p text:style-name="P3"><text:span text:style-name="T3">What time did you </text:span><text:span text:style-name="T4">begin</text:span><text:span text:style-name="T5"> to work?<text:line-break/>I </text:span><text:span text:style-name="T4">began</text:span><text:span text:style-name="T5"> to work at 9.<text:line-break/>You should have </text:span><text:span text:style-name="T4">begun</text:span><text:span text:style-name="T5"> earlier.</text:span></text:p>
        </text:list-item>
        <text:list-item>
          <text:p text:style-name="P4"><text:span text:style-name="T3">How did you </text:span><text:span text:style-name="T4">come</text:span><text:span text:style-name="T5"> to school? <text:line-break/>I </text:span><text:span text:style-name="T4">came</text:span><text:span text:style-name="T5"> to school walking. <text:line-break/>You should have </text:span><text:span text:style-name="T4">come</text:span><text:span text:style-name="T5"> by bike.</text:span></text:p>
        </text:list-item>
        <text:list-item>
          <text:p text:style-name="P4"><text:span text:style-name="T3">How much did it cost? <text:line-break/></text:span><text:span text:style-name="T5">It cost an arm and a leg. <text:line-break/>Too expensive. It should have cost just an arm. </text:span></text:p>
        </text:list-item>
        <text:list-item>
          <text:p text:style-name="P4"><text:span text:style-name="T3">What did you </text:span><text:span text:style-name="T4">make</text:span><text:span text:style-name="T5">?<text:line-break/>I </text:span><text:span text:style-name="T4">made</text:span><text:span text:style-name="T5"> a cake this morning. <text:line-break/>You should have </text:span><text:span text:style-name="T4">made</text:span><text:span text:style-name="T5"> pizza.</text:span></text:p>
        </text:list-item>
        <text:list-item>
          <text:p text:style-name="P4"><text:span text:style-name="T3">What did you </text:span><text:span text:style-name="T4">drink</text:span><text:span text:style-name="T5">? <text:line-break/>I </text:span><text:span text:style-name="T4">drank</text:span><text:span text:style-name="T5"> wine last night. <text:line-break/>You should have </text:span><text:span text:style-name="T4">drunk</text:span><text:span text:style-name="T5"> beer.</text:span></text:p>
        </text:list-item>
        <text:list-item>
          <text:p text:style-name="P4"><text:span text:style-name="T3">What did you </text:span><text:span text:style-name="T4">eat</text:span><text:span text:style-name="T5">?<text:line-break/>I </text:span><text:span text:style-name="T4">ate</text:span><text:span text:style-name="T5"> cake. <text:line-break/>You should have </text:span><text:span text:style-name="T4">eaten</text:span><text:span text:style-name="T5"> fruit.</text:span></text:p>
        </text:list-item>
        <text:list-item>
          <text:p text:style-name="P4"><text:span text:style-name="T3">How did you </text:span><text:span text:style-name="T4">feel </text:span><text:span text:style-name="T5">after you finished it?<text:line-break/>I </text:span><text:span text:style-name="T4">felt</text:span><text:span text:style-name="T5"> guilty. <text:line-break/>You shouldn’t have </text:span><text:span text:style-name="T4">felt</text:span><text:span text:style-name="T5"> that way.</text:span></text:p>
        </text:list-item>
        <text:list-item>
          <text:p text:style-name="P4"><text:span text:style-name="T3">How did you </text:span><text:span text:style-name="T4">get</text:span><text:span text:style-name="T5"> wet?<text:line-break/>I </text:span><text:span text:style-name="T4">got</text:span><text:span text:style-name="T5"> wet in the rain. <text:line-break/>You shouldn’t have </text:span><text:span text:style-name="T4">got</text:span><text:span text:style-name="T5"> wet. You’re soaked.</text:span></text:p>
        </text:list-item>
        <text:list-item>
          <text:p text:style-name="P5"><text:span text:style-name="T3">What did you </text:span><text:span text:style-name="T4">give</text:span><text:span text:style-name="T5"> her on Mother’s Day?<text:line-break/>I </text:span><text:span text:style-name="T4">gave</text:span><text:span text:style-name="T5"> my mom clothes on her day. <text:line-break/>You should</text:span><text:span text:style-name="T6">n’t </text:span><text:span text:style-name="T5">have </text:span><text:span text:style-name="T4">given</text:span><text:span text:style-name="T5"> her clothes. <text:line-break/>What should I have </text:span><text:span text:style-name="T4">done</text:span><text:span text:style-name="T5">?<text:line-break/>You should have </text:span><text:span text:style-name="T4">given</text:span><text:span text:style-name="T5"> her a new car. </text:span></text:p>
        </text:list-item>
        <text:list-item>
          <text:p text:style-name="P5"><text:span text:style-name="T3">Where did you go?<text:line-break/></text:span><text:span text:style-name="T5">I went to Argentina. <text:line-break/>You should have gone to Europe.</text:span></text:p>
        </text:list-item>
        <text:list-item>
          <text:p text:style-name="P5"><text:soft-page-break/><text:span text:style-name="T3">What time did you eat?<text:line-break/></text:span><text:span text:style-name="T5">I had breakfast at 10. <text:line-break/>You shouldn’t have had breakfast so late.</text:span></text:p>
        </text:list-item>
        <text:list-item>
          <text:p text:style-name="P5"><text:span text:style-name="T3">Did you sleep late?<text:line-break/></text:span><text:span text:style-name="T5">I heard music until midnight. <text:line-break/>You shouldn’t have stayed up that late.</text:span></text:p>
        </text:list-item>
        <text:list-item>
          <text:p text:style-name="P5"><text:span text:style-name="T3">Where did you meet him?<text:line-break/></text:span><text:span text:style-name="T5">I knew him in the party. <text:line-break/>You shouldn’t have known him in the party.</text:span></text:p>
        </text:list-item>
        <text:list-item>
          <text:p text:style-name="P5"><text:span text:style-name="T3">Where did you put the books?<text:line-break/></text:span><text:span text:style-name="T5">I put the books on the table. <text:line-break/>You should have put the books in the drawer.</text:span></text:p>
        </text:list-item>
        <text:list-item>
          <text:p text:style-name="P5"><text:span text:style-name="T3">What did you read?<text:line-break/></text:span><text:span text:style-name="T5">I read comics and magazines. <text:line-break/>You shouldn’t have read them.</text:span></text:p>
        </text:list-item>
        <text:list-item>
          <text:p text:style-name="P5"><text:span text:style-name="T3">What did you see on the cellphone?<text:line-break/></text:span><text:span text:style-name="T5">I saw adult stuff. <text:line-break/>You shouldn’t have seen that movie.</text:span></text:p>
        </text:list-item>
        <text:list-item>
          <text:p text:style-name="P5"><text:span text:style-name="T3">What did you sell?<text:line-break/></text:span><text:span text:style-name="T5">I sold my bike. <text:line-break/>You should have sold your car instead.</text:span></text:p>
        </text:list-item>
        <text:list-item>
          <text:p text:style-name="P5"><text:span text:style-name="T3">Where did you sit?<text:line-break/></text:span><text:span text:style-name="T5">I sat in an armchair. <text:line-break/>Where are you sitting now?<text:line-break/>I’m sitting on the bed. </text:span></text:p>
        </text:list-item>
        <text:list-item>
          <text:p text:style-name="P5"><text:span text:style-name="T3">In which language did you speak?<text:line-break/></text:span><text:span text:style-name="T5">We spoke in English with her. <text:line-break/>You should have spoken in Spanish.</text:span></text:p>
        </text:list-item>
        <text:list-item>
          <text:p text:style-name="P5"><text:span text:style-name="T3">When did you last write to them?<text:line-break/></text:span><text:span text:style-name="T5">Last week, I wrote to my sister in America. <text:line-break/>You should have written to your parents too.</text:span></text:p>
        </text:list-item>
        <text:list-item>
          <text:p text:style-name="P5"><text:span text:style-name="T3">How’ve you been? <text:line-break/></text:span><text:span text:style-name="T5">I’ve been great! <text:line-break/>How about you?<text:line-break/>I’ve been learning lots of English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roman"/>
    <style:font-face style:name="Liberation Sans" svg:font-family="'Liberation Sans'" style:font-family-generic="swiss"/>
    <style:font-face style:name="Liberation Serif" svg:font-family="'Liberation Serif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swiss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swiss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swiss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swiss" fo:font-size="18pt" style:font-size-asian="18pt"/>
    </style:style>
    <style:style style:name="A0" style:family="paragraph" style:parent-style-name="Text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swiss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swiss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swiss" fo:font-size="18pt" style:font-size-asian="18pt"/>
    </style:style>
    <style:style style:name="Graphic" style:family="paragraph">
      <style:text-properties style:font-name="Liberation Sans" fo:font-family="'Liberation Sans'" style:font-family-generic="swiss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swiss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swiss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swiss" fo:font-size="18pt" style:font-size-asian="18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1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1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swiss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otnote_20_Characters" style:display-name="Footnote Characters" style:family="paragraph">
      <style:text-properties style:font-name="Liberation Serif" fo:font-family="'Liberation Serif'" style:font-family-generic="swiss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dnote_20_Characters" style:display-name="Endnote Characters" style:family="paragraph">
      <style:text-properties style:font-name="Liberation Serif" fo:font-family="'Liberation Serif'" style:font-family-generic="swiss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Liberation Serif" fo:font-family="'Liberation Serif'" style:font-family-generic="swiss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Visited_20_Internet_20_Link" style:display-name="Visited Internet Link" style:family="paragraph">
      <style:text-properties fo:color="#800000" loext:opacity="100%" style:font-name="Liberation Serif" fo:font-family="'Liberation Serif'" style:font-family-generic="swiss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1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1-12T09:54:59.923000000</meta:creation-date>
    <dc:date>2022-11-12T13:33:00.537000000</dc:date>
    <dc:creator>E G</dc:creator>
    <meta:editing-duration>PT56M56S</meta:editing-duration>
    <meta:editing-cycles>11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22" meta:word-count="409" meta:character-count="2036" meta:non-whitespace-character-count="1642"/>
  </office:meta>
</office:document-meta>
</file>